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fo:background-color="#ffffff" style:font-name-asian="Times New Roman" style:language-asian="pt" style:country-asian="BR" style:font-name-complex="Courier New2"/>
    </style:style>
    <style:style style:name="P2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000000" style:font-name="Courier New" fo:font-size="11pt" fo:letter-spacing="normal" fo:font-style="normal" fo:font-weight="bold" fo:background-color="#ffffff" style:font-size-asian="11pt" style:font-style-asian="normal" style:font-weight-asian="bold" style:font-size-complex="11pt"/>
    </style:style>
    <style:style style:name="P3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5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bold"/>
    </style:style>
    <style:style style:name="P6" style:family="paragraph" style:parent-style-name="Preformatted_20_Text">
      <style:paragraph-properties fo:margin-top="0cm" fo:margin-bottom="0cm" loext:contextual-spacing="true" fo:line-height="100%" fo:orphans="2" fo:widows="2"/>
      <style:text-properties fo:color="#000000"/>
    </style:style>
    <style:style style:name="P7" style:family="paragraph" style:parent-style-name="Standard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/>
    </style:style>
    <style:style style:name="P8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10.5pt" fo:letter-spacing="normal" fo:font-style="normal" style:text-underline-style="none" fo:font-weight="bold" officeooo:paragraph-rsid="0050eda9" style:text-blinking="false" loext:padding="0cm" loext:border="none"/>
    </style:style>
    <style:style style:name="P9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bold" style:font-weight-asian="bold" style:font-weight-complex="bold"/>
    </style:style>
    <style:style style:name="P10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11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officeooo:paragraph-rsid="005c957e"/>
    </style:style>
    <style:style style:name="P1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fo:font-size="14pt" fo:font-style="italic" style:text-underline-style="solid" style:text-underline-width="auto" style:text-underline-color="font-color" fo:font-weight="bold" officeooo:rsid="005ed407" officeooo:paragraph-rsid="005ed407" style:font-name-asian="Times New Roman" style:font-size-asian="14pt" style:language-asian="pt" style:country-asian="BR" style:font-style-asian="italic" style:font-weight-asian="bold" style:font-name-complex="Courier New2"/>
    </style:style>
    <style:style style:name="P13" style:family="paragraph" style:parent-style-name="Standard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ff7700" style:text-line-through-style="none" style:text-line-through-type="none" style:font-name="Roboto Mono" fo:font-size="10.5pt" fo:letter-spacing="normal" fo:font-style="normal" style:text-underline-style="none" fo:font-weight="bold" officeooo:rsid="005a8c9d" style:text-blinking="false" loext:padding="0cm" loext:border="none"/>
    </style:style>
    <style:style style:name="P14" style:family="paragraph" style:parent-style-name="Standard">
      <style:paragraph-properties fo:margin-top="0cm" fo:margin-bottom="0cm" loext:contextual-spacing="true" fo:line-height="100%"/>
      <style:text-properties officeooo:paragraph-rsid="005fe718"/>
    </style:style>
    <style:style style:name="P15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000000" style:font-name="Courier New" fo:font-size="11pt" fo:letter-spacing="normal" fo:font-style="normal" fo:font-weight="bold" fo:background-color="#ffffff" style:font-size-asian="11pt" style:font-style-asian="normal" style:font-weight-asian="bold" style:font-size-complex="11pt"/>
    </style:style>
    <style:style style:name="P16" style:family="paragraph">
      <loext:graphic-properties draw:fill="solid" draw:fill-color="#000000"/>
      <style:text-properties style:font-name="Chilanka" fo:font-size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</style:style>
    <style:style style:name="P19" style:family="paragraph">
      <style:paragraph-properties style:writing-mode="lr-tb"/>
      <style:text-properties style:font-name="Chilanka" fo:font-size="24pt"/>
    </style:style>
    <style:style style:name="P20" style:family="paragraph">
      <loext:graphic-properties draw:fill="solid" draw:fill-color="#000000"/>
      <style:paragraph-properties style:writing-mode="lr-tb"/>
      <style:text-properties style:font-name="Chilanka" fo:font-size="24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5fe718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officeooo:rsid="005fe718" style:text-blinking="false" fo:background-color="#ffffff" loext:char-shading-value="0" style:font-size-asian="11pt" style:font-style-asian="normal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normal" officeooo:rsid="005fe718" style:text-blinking="false" fo:background-color="#ffffff" loext:char-shading-value="0" style:font-size-asian="11pt" style:font-style-asian="normal" style:font-weight-asian="normal" style:font-size-complex="11pt" style:font-weight-complex="normal"/>
    </style:style>
    <style:style style:name="T4" style:family="text">
      <style:text-properties fo:font-variant="normal" fo:text-transform="none" fo:color="#000000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 style:font-weight-complex="bold"/>
    </style:style>
    <style:style style:name="T5" style:family="text">
      <style:text-properties fo:font-variant="normal" fo:text-transform="none" fo:color="#000000" style:font-name="Courier New" fo:font-size="11pt" fo:letter-spacing="normal" fo:font-style="normal" fo:font-weight="normal" fo:background-color="#ffffff" loext:char-shading-value="0" style:font-size-asian="11pt" style:font-style-asian="normal" style:font-weight-asian="normal" style:font-size-complex="11pt"/>
    </style:style>
    <style:style style:name="T6" style:family="text">
      <style:text-properties fo:font-variant="normal" fo:text-transform="none" fo:color="#000000" style:font-name="Roboto Mono" fo:font-size="10.5pt" fo:letter-spacing="normal" fo:font-style="normal" fo:font-weight="bold" officeooo:rsid="004c9f87" fo:background-color="transparent" loext:char-shading-value="0" style:font-size-asian="11pt" style:font-style-asian="normal" style:font-weight-asian="normal" style:font-size-complex="11pt"/>
    </style:style>
    <style:style style:name="T7" style:family="text">
      <style:text-properties fo:font-variant="normal" fo:text-transform="none" fo:color="#000000" style:font-name="Roboto Mono" fo:font-size="10.5pt" fo:letter-spacing="normal" fo:font-style="normal" fo:font-weight="bold" officeooo:rsid="005d85f4" fo:background-color="transparent" loext:char-shading-value="0" style:font-size-asian="11pt" style:font-style-asian="normal" style:font-weight-asian="normal" style:font-size-complex="11pt"/>
    </style:style>
    <style:style style:name="T8" style:family="text">
      <style:text-properties fo:font-variant="normal" fo:text-transform="none" fo:color="#000000" style:font-name="Roboto Mono" fo:font-size="10.5pt" fo:letter-spacing="normal" fo:font-style="normal" fo:font-weight="normal" officeooo:rsid="004c9f87" fo:background-color="transparent" loext:char-shading-value="0" style:font-size-asian="11pt" style:font-style-asian="normal" style:font-weight-asian="normal" style:font-size-complex="11pt"/>
    </style:style>
    <style:style style:name="T9" style:family="text">
      <style:text-properties fo:font-variant="normal" fo:text-transform="none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 style:font-weight-complex="bold"/>
    </style:style>
    <style:style style:name="T10" style:family="text">
      <style:text-properties fo:font-variant="normal" fo:text-transform="none" style:font-name="Courier New" fo:font-size="11pt" fo:letter-spacing="normal" fo:font-style="normal" fo:font-weight="normal" fo:background-color="#ffffff" loext:char-shading-value="0" style:font-size-asian="11pt" style:font-style-asian="normal" style:font-weight-asian="normal" style:font-size-complex="11pt"/>
    </style:style>
    <style:style style:name="T11" style:family="text">
      <style:text-properties fo:font-variant="normal" fo:text-transform="none" style:font-name="Roboto Mono" fo:font-size="10.5pt" fo:letter-spacing="normal" fo:font-style="normal" fo:font-weight="bold" officeooo:rsid="004c9f87" fo:background-color="transparent" loext:char-shading-value="0" style:font-size-asian="11pt" style:font-style-asian="normal" style:font-weight-asian="normal" style:font-size-complex="11pt"/>
    </style:style>
    <style:style style:name="T12" style:family="text">
      <style:text-properties fo:font-variant="normal" fo:text-transform="none" style:font-name="Roboto Mono" fo:font-size="10.5pt" fo:letter-spacing="normal" fo:font-style="normal" fo:font-weight="bold" officeooo:rsid="005d85f4" fo:background-color="transparent" loext:char-shading-value="0" style:font-size-asian="11pt" style:font-style-asian="normal" style:font-weight-asian="normal" style:font-size-complex="11pt"/>
    </style:style>
    <style:style style:name="T13" style:family="text">
      <style:text-properties fo:font-variant="normal" fo:text-transform="none" style:font-name="Roboto Mono" fo:font-size="10.5pt" fo:letter-spacing="normal" fo:font-style="normal" fo:font-weight="normal" officeooo:rsid="004c9f87" fo:background-color="transparent" loext:char-shading-value="0" style:font-size-asian="11pt" style:font-style-asian="normal" style:font-weight-asian="normal" style:font-size-complex="11pt"/>
    </style:style>
    <style:style style:name="T14" style:family="text">
      <style:text-properties style:font-name="Roboto Mono" fo:font-size="10.5pt" fo:font-style="normal" fo:font-weight="normal"/>
    </style:style>
    <style:style style:name="T15" style:family="text">
      <style:text-properties style:font-name="Roboto Mono" fo:font-size="10.5pt" fo:font-style="normal" fo:font-weight="bold"/>
    </style:style>
    <style:style style:name="T16" style:family="text">
      <style:text-properties style:font-name="Roboto Mono" fo:font-size="10.5pt" fo:font-style="normal" fo:font-weight="bold" officeooo:rsid="005c957e"/>
    </style:style>
    <style:style style:name="T17" style:family="text">
      <style:text-properties style:font-name="Roboto Mono" fo:font-size="10.5pt" fo:font-style="normal" fo:font-weight="bold" officeooo:rsid="005d85f4"/>
    </style:style>
    <style:style style:name="T18" style:family="text">
      <style:text-properties fo:font-weight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5d85f4"/>
    </style:style>
    <style:style style:name="T21" style:family="text">
      <style:text-properties officeooo:rsid="005c957e"/>
    </style:style>
    <style:style style:name="T22" style:family="text">
      <style:text-properties officeooo:rsid="005d85f4"/>
    </style:style>
    <style:style style:name="T23" style:family="text">
      <style:text-properties style:font-name="Chilanka" fo:font-size="24pt"/>
    </style:style>
    <style:style style:name="gr1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393cm" fo:min-width="1.847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svg:stroke-color="#000000" draw:fill="none" draw:textarea-vertical-align="middle" draw:auto-grow-height="false" fo:min-height="1.506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64cm" fo:min-width="2.63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5.754cm" fo:min-width="9.0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5cm" fo:min-width="0.693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6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custom-shape text:anchor-type="paragraph" draw:z-index="0" draw:name="Figura1" draw:style-name="gr6" draw:text-style-name="P21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style-name="gr5" draw:text-style-name="P20" svg:width="0.717cm" svg:height="0.874cm" svg:x="18.154cm" svg:y="0.005cm"><text:p text:style-name="P19"><text:span text:style-name="T23">7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Invocamos</text:p>
      <text:p text:style-name="P1"/>
      <text:p text:style-name="P2"/>
      <text:p text:style-name="P2"><text:bookmark text:name="cifra_tom"/>Tom: <text:span text:style-name="T21">A</text:span></text:p>
      <text:p text:style-name="P14"><text:span text:style-name="Internet_20_link"><text:span text:style-name="T3">Capotraste 2° casa</text:span></text:span></text:p>
      <text:p text:style-name="P11"><text:span text:style-name="T4">Intro </text:span><text:span text:style-name="T5">: <text:s/></text:span><text:span text:style-name="T6">A</text:span><text:span text:style-name="T7">9</text:span><text:span text:style-name="T8"> <text:s/></text:span><text:span text:style-name="T6">F#m</text:span><text:span text:style-name="T7">9</text:span><text:span text:style-name="T8"> <text:s/></text:span><text:span text:style-name="T6">D</text:span><text:span text:style-name="T7">9</text:span><text:span text:style-name="T8"> <text:s/></text:span><text:span text:style-name="T6">F#m</text:span><text:span text:style-name="T7">9</text:span><text:span text:style-name="T8"> <text:s/></text:span><text:span text:style-name="T6">E</text:span></text:p>
      <text:p text:style-name="P8"><text:bookmark text:name="cifra_capo"/><text:bookmark text:name="cifra_afi"/></text:p>
      <text:p text:style-name="P7"/>
      <text:p text:style-name="P3"><text:s/><text:span text:style-name="T15">A</text:span><text:span text:style-name="T16">9 </text:span><text:span text:style-name="T14"><text:s text:c="20"/></text:span><text:span text:style-name="T15">F#m</text:span><text:span text:style-name="T17">9</text:span></text:p>
      <text:p text:style-name="P4">Rei, sobre o trono estás</text:p>
      <text:p text:style-name="P3"><text:s text:c="13"/><text:span text:style-name="T15">D</text:span><text:span text:style-name="T17">9</text:span><text:span text:style-name="T14"> <text:s text:c="6"/></text:span><text:span text:style-name="T15">F#m</text:span><text:span text:style-name="T17">9</text:span><text:span text:style-name="T14"> <text:s/></text:span><text:span text:style-name="T15">E</text:span></text:p>
      <text:p text:style-name="P4">Sempre reinarás, És san—to</text:p>
      <text:p text:style-name="P4"/>
      <text:p text:style-name="P3"><text:s/><text:span text:style-name="T15">A</text:span><text:span text:style-name="T17">9</text:span><text:span text:style-name="T14"> <text:s text:c="18"/></text:span><text:span text:style-name="T15">F#m</text:span><text:span text:style-name="T17">9</text:span></text:p>
      <text:p text:style-name="P4">Deus, que jamais falhou</text:p>
      <text:p text:style-name="P3"><text:s text:c="12"/><text:span text:style-name="T15">D</text:span><text:span text:style-name="T17">9</text:span><text:span text:style-name="T14"> <text:s text:c="6"/></text:span><text:span text:style-name="T15">F#m</text:span><text:span text:style-name="T17">9</text:span><text:span text:style-name="T14"> <text:s/></text:span><text:span text:style-name="T15">E</text:span></text:p>
      <text:p text:style-name="P4">Nunca falhará, nos <text:s/>ou--ve</text:p>
      <text:p text:style-name="P6"/>
      <text:p text:style-name="P4"/>
      <text:p text:style-name="P6"><draw:custom-shape text:anchor-type="paragraph" draw:z-index="2" draw:name="Forma1" draw:style-name="gr4" draw:text-style-name="P18" svg:width="9.018cm" svg:height="5.755cm" svg:x="-0.155cm" svg:y="0.256cm"><text:p/><draw:enhanced-geometry svg:viewBox="0 0 21600 21600" draw:type="rectangle" draw:enhanced-path="M 0 0 L 21600 0 21600 21600 0 21600 0 0 Z N"/></draw:custom-shape></text:p>
      <text:p text:style-name="P5">A<text:span text:style-name="T22">9</text:span></text:p>
      <text:p text:style-name="P3"><text:s text:c="2"/><text:span text:style-name="T14">Invocamos Tua presença aqui</text:span></text:p>
      <text:p text:style-name="P5">F#m<text:span text:style-name="T22">9</text:span></text:p>
      <text:p text:style-name="P3"><text:s text:c="2"/><text:span text:style-name="T14">Tua glória nós vamos sentir</text:span></text:p>
      <text:p text:style-name="P3"><text:s/><text:span text:style-name="T15">D</text:span><text:span text:style-name="T17">9</text:span><text:span text:style-name="T14"> <text:s text:c="18"/></text:span><text:span text:style-name="T15">F#m</text:span><text:span text:style-name="T17">9</text:span><text:span text:style-name="T14"> <text:s text:c="11"/></text:span><text:span text:style-name="T15">E</text:span></text:p>
      <text:p text:style-name="P4">Mostra o Teu poder, mostra o Teu poder</text:p>
      <text:p text:style-name="P4"/>
      <text:p text:style-name="P5">A<text:span text:style-name="T22">9</text:span></text:p>
      <text:p text:style-name="P3"><text:s text:c="2"/><text:span text:style-name="T14">Com Teu toque vem nos restaurar</text:span></text:p>
      <text:p text:style-name="P5">F#m<text:span text:style-name="T22">9</text:span></text:p>
      <text:p text:style-name="P3"><text:s text:c="2"/><text:span text:style-name="T14">Teu espírito vem nos avivar</text:span></text:p>
      <text:p text:style-name="P3"><text:s/><text:span text:style-name="T15">D</text:span><text:span text:style-name="T17">9</text:span><text:span text:style-name="T14"> <text:s text:c="18"/></text:span><text:span text:style-name="T15">F#m</text:span><text:span text:style-name="T17">9</text:span><text:span text:style-name="T14"> <text:s text:c="11"/></text:span><text:span text:style-name="T15">E</text:span></text:p>
      <text:p text:style-name="P4">Mostra o Teu poder, mostra o Teu poder</text:p>
      <text:p text:style-name="P6"/>
      <text:p text:style-name="P9"/>
      <text:p text:style-name="P4"><text:span text:style-name="T19">Solo:</text:span> <text:s/><text:span text:style-name="T18">A</text:span><text:span text:style-name="T20">9</text:span> <text:s/><text:span text:style-name="T18">F#m</text:span><text:span text:style-name="T20">9</text:span> <text:s/><text:span text:style-name="T18">D</text:span><text:span text:style-name="T20">9</text:span> <text:s/><text:span text:style-name="T18">F#m</text:span><text:span text:style-name="T20">9</text:span> <text:s/><text:span text:style-name="T18">E</text:span></text:p>
      <text:p text:style-name="P6"/>
      <text:p text:style-name="P6"/>
      <text:p text:style-name="P3"><text:s/><text:span text:style-name="T15">A</text:span><text:span text:style-name="T17">9</text:span><text:span text:style-name="T14"> <text:s text:c="15"/></text:span><text:span text:style-name="T15">F#m9</text:span></text:p>
      <text:p text:style-name="P4">Deus, perto Tu Estás</text:p>
      <text:p text:style-name="P3"><text:s text:c="10"/><text:span text:style-name="T15">D</text:span><text:span text:style-name="T17">9</text:span><text:span text:style-name="T14"> <text:s text:c="6"/></text:span><text:span text:style-name="T15">F#m9</text:span><text:span text:style-name="T14"> <text:s/></text:span><text:span text:style-name="T15">E</text:span></text:p>
      <text:p text:style-name="P4">Nossa oração, respon—des</text:p>
      <text:p text:style-name="P4"/>
      <text:p text:style-name="P3"><text:s/><text:span text:style-name="T15">A</text:span><text:span text:style-name="T17">9</text:span><text:span text:style-name="T14"> <text:s text:c="19"/></text:span><text:span text:style-name="T15">F#m9</text:span></text:p>
      <text:p text:style-name="P4">Vem, com Teu fogo em nós</text:p>
      <text:p text:style-name="P3"><text:s text:c="12"/><text:span text:style-name="T15">D</text:span><text:span text:style-name="T17">9</text:span><text:span text:style-name="T14"> <text:s text:c="6"/></text:span><text:span text:style-name="T15">F#m9</text:span><text:span text:style-name="T14"> <text:s/></text:span><text:span text:style-name="T15">E</text:span></text:p>
      <text:p text:style-name="P4">Somos povo Teu, nos ou—ve</text:p>
      <text:p text:style-name="P4"/>
      <text:p text:style-name="P6"/>
      <text:p text:style-name="P4"><draw:custom-shape text:anchor-type="char" draw:z-index="3" draw:style-name="gr3" draw:text-style-name="P16" svg:width="2.654cm" svg:height="0.588cm" svg:x="0.004cm" svg:y="0.019cm"><text:p><text:span text:style-name="T23">Refrão 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4"/>
      <text:p text:style-name="P6"/>
      <text:p text:style-name="P6"/>
      <text:p text:style-name="P4"><text:span text:style-name="T19">Solo:</text:span> <text:span text:style-name="T18">F#m9</text:span> <text:s/><text:span text:style-name="T18">D</text:span><text:span text:style-name="T20">9</text:span> <text:s/><text:span text:style-name="T18">A</text:span><text:span text:style-name="T20">9</text:span> <text:s/><text:span text:style-name="T18">C#m</text:span><text:span text:style-name="T20">7</text:span></text:p>
      <text:p text:style-name="P3"><text:s text:c="6"/><text:span text:style-name="T15">F#m9</text:span><text:span text:style-name="T14"> <text:s/></text:span><text:span text:style-name="T15">D</text:span><text:span text:style-name="T17">9</text:span><text:span text:style-name="T14"> <text:s/></text:span><text:span text:style-name="T15">A</text:span><text:span text:style-name="T17">9</text:span><text:span text:style-name="T14"> <text:s/></text:span><text:span text:style-name="T15">C#m</text:span><text:span text:style-name="T17">7</text:span></text:p>
      <text:p text:style-name="P6"/>
      <text:p text:style-name="P6"/>
      <text:p text:style-name="P4"><draw:custom-shape text:anchor-type="paragraph" draw:z-index="4" draw:name="Forma2" draw:style-name="gr2" draw:text-style-name="P17" svg:width="0.772cm" svg:height="1.588cm" svg:x="8.267cm" svg:y="0.17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18">F#m9</text:span> <text:s text:c="16"/><text:span text:style-name="T18">D</text:span><text:span text:style-name="T20">9</text:span></text:p>
      <text:p text:style-name="P3"><draw:custom-shape text:anchor-type="char" draw:z-index="5" draw:style-name="gr1" draw:text-style-name="P16" svg:width="1.87cm" svg:height="0.419cm" svg:x="9.149cm" svg:y="0.33cm"><text:p><text:span text:style-name="T23">Repetir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 text:c="2"/><text:span text:style-name="T14">Tua presença aqui, já podemos sentir</text:span></text:p>
      <text:p text:style-name="P4"><text:span text:style-name="T18">A</text:span><text:span text:style-name="T20">9</text:span> <text:s text:c="8"/><text:span text:style-name="T18">C#m</text:span><text:span text:style-name="T20">7</text:span></text:p>
      <text:p text:style-name="P3"><text:s text:c="2"/><text:span text:style-name="T14">Aleluia, aleluia</text:span></text:p>
      <text:p text:style-name="P4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22 2243" svg:d="M0 2108v17 17l12 42 30 34 38 21 43 4 29-8 30-21 25-26 13-34 343-1532 339 1520 13 42 29 34 39 21 42 4 42-12 34-30 21-42v-39-12l-4 4-440-1998-9-42-25-39-38-25-43-8-42 8-38 25-26 39-8 42z"/>
    <draw:marker draw:name="Arrowhead_20_2" draw:display-name="Arrowhead 2" svg:viewBox="0 0 10 15" svg:d="M10 0zM5 0l-5 15h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77cm" style:type="center"/>
          <style:tab-stop style:position="18.754cm" style:type="right"/>
        </style:tab-stops>
      </style:paragraph-properties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76cm" fo:margin-bottom="0.259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0-04-02T16:40:49.212000000</dc:date>
    <meta:editing-cycles>79</meta:editing-cycles>
    <meta:editing-duration>P3DT14H59M20S</meta:editing-duration>
    <meta:generator>LibreOffice/6.3.4.2$Windows_X86_64 LibreOffice_project/60da17e045e08f1793c57c00ba83cdfce946d0aa</meta:generator>
    <meta:document-statistic meta:table-count="0" meta:image-count="0" meta:object-count="0" meta:page-count="1" meta:paragraph-count="39" meta:word-count="145" meta:character-count="926" meta:non-whitespace-character-count="55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